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201000003AF0000021280132131F796A71B.png" manifest:media-type="image/png"/>
  <manifest:file-entry manifest:full-path="Pictures/100056EC0000111600001199CFBF74EE7CAFD62B.svg" manifest:media-type="image/svg+xml"/>
  <manifest:file-entry manifest:full-path="Pictures/10000201000000A5000000AAA518D9A342FEDF4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6.945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xml:id="id1" draw:id="id1">
        <office:forms form:automatic-focus="false" form:apply-design-mode="false"/>
        <draw:frame presentation:style-name="pr1" draw:layer="layout" svg:width="14.8cm" svg:height="6.945cm" svg:x="6.6cm" svg:y="-1.338cm" presentation:class="title" presentation:user-transformed="true">
          <draw:text-box>
            <text:p>Soutenance <text:line-break/><text:span text:style-name="T1">projet fin d' études</text:span><text:span text:style-name="T1"><text:line-break/></text:span><text:span text:style-name="T2">Web Integration</text:span></text:p>
          </draw:text-box>
        </draw:frame>
        <draw:frame presentation:style-name="pr2" draw:text-style-name="P2" draw:layer="layout" svg:width="25.2cm" svg:height="16.24cm" svg:x="1.4cm" svg:y="5.066cm" presentation:class="subtitle" presentation:user-transformed="true">
          <draw:text-box>
            <text:p text:style-name="P1">Formation Philomatique-WebForce3</text:p>
            <text:p text:style-name="P1"/>
          </draw:text-box>
        </draw:frame>
        <anim:par presentation:node-type="timing-root">
          <anim:par smil:begin="id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1T1" xml:id="id2" draw:id="id2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 text:style-name="P4"><text:span text:style-name="T3">1. Description du projet (avec ou sans slides)</text:span></text:p>
              </text:list-item>
              <text:list-item>
                <text:p text:style-name="P4"><text:span text:style-name="T3">2. Présentation des différents membres de l'équipe et leurs rôles respectifs</text:span></text:p>
              </text:list-item>
              <text:list-item>
                <text:p text:style-name="P4"><text:span text:style-name="T3">3. Présentation des étapes de production collective, les outils et technologies utilisés, justifier</text:span></text:p>
              </text:list-item>
              <text:list-item>
                <text:p text:style-name="P4"><text:span text:style-name="T3">les choix techniques</text:span></text:p>
              </text:list-item>
              <text:list-item>
                <text:p text:style-name="P4"><text:span text:style-name="T3">4. Démonstration</text:span></text:p>
              </text:list-item>
              <text:list-item>
                <text:p text:style-name="P4"><text:span text:style-name="T3">5. Difficultés rencontrées au cours du projet</text:span></text:p>
              </text:list-item>
              <text:list-item>
                <text:p text:style-name="P4"><text:span text:style-name="T3">6. Éventuelles perspectives d'évolution du projet après la formation</text:span></text:p>
              </text:list-item>
              <text:list-item>
                <text:p text:style-name="P4"><text:span text:style-name="T3">7. Questions/réponses avec le public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1" xml:id="id3" draw:id="id3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Attendus du projet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Projet BigBand</text:p>
              </text:list-item>
              <text:list-item>
                <text:p/>
              </text:list-item>
              <text:list-item>
                <text:p>BDD -&gt; </text:p>
              </text:list-item>
              <text:list-item>
                <text:p><text:tab/>- finaliser la structure, </text:p>
              </text:list-item>
              <text:list-item>
                <text:p><text:tab/>- les 3 vues, </text:p>
              </text:list-item>
              <text:list-item>
                <text:p><text:tab/>- les commentaires</text:p>
              </text:list-item>
              <text:list-item>
                <text:p><text:tab/>- les index et clés primaires</text:p>
              </text:list-item>
              <text:list-item>
                <text:p><text:tab/>- créer une table des rôles et des admin</text:p>
              </text:list-item>
              <text:list-item>
                <text:p/>
              </text:list-item>
              <text:list-item>
                <text:p>Délimiter le périmètre de l' appli:</text:p>
              </text:list-item>
              <text:list-item>
                <text:p><text:tab/>- Pb sur la Google Map </text:p>
              </text:list-item>
              <text:list-item>
                <text:p/>
              </text:list-item>
              <text:list-item>
                <text:p/>
              </text:list-item>
              <text:list-item>
                <text:p>Voir Trello pour la gestion du projet et des tâches.</text:p>
              </text:list-item>
              <text:list-item>
                <text:p/>
              </text:list-item>
              <text:list-item>
                <text:p>Types de projets et validation du formateur</text:p>
              </text:list-item>
              <text:list-item>
                <text:p>Chaque équipe doit réfléchir au projet qu'elle souhaite développer tout en gardant à l'esprit les</text:p>
              </text:list-item>
              <text:list-item>
                <text:p>recommandations suivantes :</text:p>
              </text:list-item>
              <text:list-item>
                <text:p>● Le projet devra faire appel à des notions de BackOffice et de FrontOffice</text:p>
              </text:list-item>
              <text:list-item>
                <text:p>● Une base de données devra être utilisée</text:p>
              </text:list-item>
              <text:list-item>
                <text:p>● La partie FrontOffice devra être intégrée en utilisant les techniques du Responsive Web</text:p>
              </text:list-item>
              <text:list-item>
                <text:p>Design</text:p>
              </text:list-item>
              <text:list-item>
                <text:p>● Le code PHP devra être organisé selon l'architecture MVC en utilisant le framework</text:p>
              </text:list-item>
              <text:list-item>
                <text:p>pédagogique WebForce3</text:p>
              </text:list-item>
              <text:list-item>
                <text:p>● Le code PHP devra être orienté objet</text:p>
              </text:list-item>
              <text:list-item>
                <text:p>● Le code JavaScript devra faire appel à au moins une API externe, ou à défaut, intégrer des</text:p>
              </text:list-item>
              <text:list-item>
                <text:p>fonctionnalités AJAX</text:p>
              </text:list-item>
              <text:list-item>
                <text:p>● Le code HTML/CSS devra être valide et accessible</text:p>
              </text:list-item>
              <text:list-item>
                <text:p>● Le projet devra permettre de mettre en pratique quelques notions liées à la sécurité, par</text:p>
              </text:list-item>
              <text:list-item>
                <text:p>exemple le hashage des mots de passe ou encore des mesures permettant d'éviter des</text:p>
              </text:list-item>
              <text:list-item>
                <text:p>attaques de type "Injection SQL"</text:p>
              </text:list-item>
              <text:list-item>
                <text:p/>
              </text:list-item>
              <text:list-item>
                <text:p>● Le nom du projet s'il a déjà été trouvé</text:p>
              </text:list-item>
              <text:list-item>
                <text:p>● Le but du site ou de l'application web qu'ils souhaitent réaliser</text:p>
              </text:list-item>
              <text:list-item>
                <text:p>● Les fonctionnalités principales</text:p>
              </text:list-item>
              <text:list-item>
                <text:p>● Les recommandations que l'équipe s'engage à mettre en pratique</text:p>
              </text:list-item>
              <text:list-item>
                <text:p>● Les membres de l'équipe et les grandes lignes de la répartition des rôles</text:p>
              </text:list-item>
              <text:list-item>
                <text:p/>
              </text:list-item>
              <text:list-item>
                <text:p>METHODE</text:p>
              </text:list-item>
              <text:list-item>
                <text:p/>
              </text:list-item>
              <text:list-item>
                <text:p>Brainstorming général afin que tous les membres de l'équipe puissent proposer des</text:p>
              </text:list-item>
              <text:list-item>
                <text:p>fonctionnalités</text:p>
              </text:list-item>
              <text:list-item>
                <text:p>Pour chaque fonctionnalité on nomme un développeur qui en serait le responsable</text:p>
              </text:list-item>
              <text:list-item>
                <text:p>Chaque développeur fait une estimation du temps qu'il mettrait à développer chacune des</text:p>
              </text:list-item>
              <text:list-item>
                <text:p>fonctionnalités dont il est le responsable (cf. "Estimation du temps nécessaire pour chaque fonctionnalité")</text:p>
              </text:list-item>
              <text:list-item>
                <text:p>Grâce à l'estimation du temps disponible, l'équipe est en mesure de retenir uniquement les</text:p>
              </text:list-item>
              <text:list-item>
                <text:p>fonctionnalités qui peuvent être développées de manière réaliste</text:p>
              </text:list-item>
              <text:list-item>
                <text:p>Estimation du temps disponible</text:p>
              </text:list-item>
              <text:list-item>
                <text:p>les heures en classe en présence du formateur</text:p>
              </text:list-item>
              <text:list-item>
                <text:p>les heures que chacun est prêt à mettre dans le projet en soirée (peut être variable d'un jour à l'autre en fonction des contraintes de chacun)</text:p>
              </text:list-item>
              <text:list-item>
                <text:p>les heures sur les jours fériés ou weekends (peut être variable d'un jour à l'autre en fonction des contraintes de chacun)</text:p>
              </text:list-item>
              <text:list-item>
                <text:p>imprévus</text:p>
              </text:list-item>
              <text:list-item>
                <text:p>debuggage</text:p>
              </text:list-item>
              <text:list-item>
                <text:p>petites fonctionnalités non planifiées mais indispensables</text:p>
              </text:list-item>
              <text:list-item>
                <text:p>préparation de la présentation du projet</text:p>
              </text:list-item>
              <text:list-item>
                <text:p>estimation du temps nécessaire pour chaque fonctionnalité</text:p>
              </text:list-item>
              <text:list-item>
                <text:p/>
              </text:list-item>
              <text:list-item>
                <text:p>Réflexion sur la liste des champs à faire figurer sur le formulaire</text:p>
              </text:list-item>
              <text:list-item>
                <text:p>Intégration HTML/CSS du formulaire</text:p>
              </text:list-item>
              <text:list-item>
                <text:p>Validation des champs en JavaScript et gestion des erreurs</text:p>
              </text:list-item>
              <text:list-item>
                <text:p>Validation des champs en PHP et gestion des erreurs</text:p>
              </text:list-item>
              <text:list-item>
                <text:p>Hashage du mot de passe</text:p>
              </text:list-item>
              <text:list-item>
                <text:p>Stockage des informations dans la base de données</text:p>
              </text:list-item>
              <text:list-item>
                <text:p>Envoi d'un mail permettant de valider l'adresse mail</text:p>
              </text:list-item>
              <text:list-item>
                <text:p>Envoi d'un mail de confirmation</text:p>
              </text:list-item>
              <text:list-item>
                <text:p>Tests et évaluation de l'accessibilité du formulaire</text:p>
              </text:list-item>
              <text:list-item>
                <text:p>Vérification de la validité du code HTML/CSS</text:p>
              </text:list-item>
              <text:list-item>
                <text:p>Tests de fonctionnement par un membre de l'équipe n'ayant pas contribué au</text:p>
              </text:list-item>
              <text:list-item>
                <text:p>Développement du formulaire</text:p>
              </text:list-item>
              <text:list-item>
                <text:p/>
              </text:list-item>
              <text:list-item>
                <text:p>Multiplier par 2 le temps nécessaire au développement d'une fonctionnalité !</text:p>
              </text:list-item>
              <text:list-item>
                <text:p/>
              </text:list-item>
              <text:list-item>
                <text:p>Utiliser Git pour leur versioning. Chaque équipe est libre de choisir la plateforme qu'elle préfère (GitHub, Bitbucket, GitCracken, etc.). </text:p>
              </text:list-item>
              <text:list-item>
                <text:p>PowerPoint</text:p>
              </text:list-item>
              <text:list-item>
                <text:p>1. Description du projet (avec ou sans slides)</text:p>
              </text:list-item>
              <text:list-item>
                <text:p>2. Présentation des différents membres de l'équipe et leurs rôles respectifs</text:p>
              </text:list-item>
              <text:list-item>
                <text:p>3. Présentation des étapes de production collective, les outils et technologies utilisés, justifier</text:p>
              </text:list-item>
              <text:list-item>
                <text:p>les choix techniques</text:p>
              </text:list-item>
              <text:list-item>
                <text:p>4. Démonstration</text:p>
              </text:list-item>
              <text:list-item>
                <text:p>5. Difficultés rencontrées au cours du projet</text:p>
              </text:list-item>
              <text:list-item>
                <text:p>6. Éventuelles perspectives d'évolution du projet après la formation</text:p>
              </text:list-item>
              <text:list-item>
                <text:p>7. Questions/réponses avec le public</text:p>
              </text:list-item>
              <text:list-item>
                <text:p/>
              </text:list-item>
              <text:list-item>
                <text:p>Notation &amp; qualité générale du projet :</text:p>
              </text:list-item>
              <text:list-item>
                <text:p/>
              </text:list-item>
              <text:list-item>
                <text:p>Structurer le projet : arborescence des fichiers et des pages</text:p>
              </text:list-item>
              <text:list-item>
                <text:p>Concevoir et mettre en place une base de données</text:p>
              </text:list-item>
              <text:list-item>
                <text:p>Développer une interface utilisateur</text:p>
              </text:list-item>
              <text:list-item>
                <text:p>Mettre en place et respecter un process de travail en équipe (versioning, répartition des rôles, tests internes, etc.)</text:p>
              </text:list-item>
              <text:list-item>
                <text:p>Respecter les recommandations en termes de qualité web</text:p>
              </text:list-item>
              <text:list-item>
                <text:p>Mettre en oeuvre des bonnes pratiques de sécurité</text:p>
              </text:list-item>
              <text:list-item>
                <text:p>Apport individuel et présentation :</text:p>
              </text:list-item>
              <text:list-item>
                <text:p>Présentation de la production individuelle</text:p>
              </text:list-item>
              <text:list-item>
                <text:p>Qualité de l’apport individuel</text:p>
              </text:list-item>
              <text:list-item>
                <text:p>Qualité de la présentation du travail effectué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" xml:id="id4" draw:id="id4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 text:style-name="P4"><text:span text:style-name="T3">1. Description du projet (avec ou sans slides)</text:span></text:p>
              </text:list-item>
              <text:list-item>
                <text:p text:style-name="P4"><text:span text:style-name="T3">2. Présentation des différents membres de l'équipe et leurs rôles respectifs</text:span></text:p>
              </text:list-item>
              <text:list-item>
                <text:p text:style-name="P4"><text:span text:style-name="T3">3. Présentation des étapes de production collective, les outils et technologies utilisés, justifier</text:span></text:p>
              </text:list-item>
              <text:list-item>
                <text:p text:style-name="P4"><text:span text:style-name="T3">les choix techniques</text:span></text:p>
              </text:list-item>
              <text:list-item>
                <text:p text:style-name="P4"><text:span text:style-name="T3">4. Démonstration</text:span></text:p>
              </text:list-item>
              <text:list-item>
                <text:p text:style-name="P4"><text:span text:style-name="T3">5. Difficultés rencontrées au cours du projet</text:span></text:p>
              </text:list-item>
              <text:list-item>
                <text:p text:style-name="P4"><text:span text:style-name="T3">6. Éventuelles perspectives d'évolution du projet après la formation</text:span></text:p>
              </text:list-item>
              <text:list-item>
                <text:p text:style-name="P4"><text:span text:style-name="T3">7. Questions/réponses avec le public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" xml:id="id5" draw:id="id5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 text:style-name="P4"><text:span text:style-name="T3">1. Description du projet (avec ou sans slides)</text:span></text:p>
              </text:list-item>
              <text:list-item>
                <text:p text:style-name="P4"><text:span text:style-name="T3">2. Présentation des différents membres de l'équipe et leurs rôles respectifs</text:span></text:p>
              </text:list-item>
              <text:list-item>
                <text:p text:style-name="P4"><text:span text:style-name="T3">3. Présentation des étapes de production collective, les outils et technologies utilisés, justifier</text:span></text:p>
              </text:list-item>
              <text:list-item>
                <text:p text:style-name="P4"><text:span text:style-name="T3">les choix techniques</text:span></text:p>
              </text:list-item>
              <text:list-item>
                <text:p text:style-name="P4"><text:span text:style-name="T3">4. Démonstration</text:span></text:p>
              </text:list-item>
              <text:list-item>
                <text:p text:style-name="P4"><text:span text:style-name="T3">5. Difficultés rencontrées au cours du projet</text:span></text:p>
              </text:list-item>
              <text:list-item>
                <text:p text:style-name="P4"><text:span text:style-name="T3">6. Éventuelles perspectives d'évolution du projet après la formation</text:span></text:p>
              </text:list-item>
              <text:list-item>
                <text:p text:style-name="P4"><text:span text:style-name="T3">7. Questions/réponses avec le public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" xml:id="id6" draw:id="id6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 text:style-name="P4"><text:span text:style-name="T3">1. Description du projet (avec ou sans slides)</text:span></text:p>
              </text:list-item>
              <text:list-item>
                <text:p text:style-name="P4"><text:span text:style-name="T3">2. Présentation des différents membres de l'équipe et leurs rôles respectifs</text:span></text:p>
              </text:list-item>
              <text:list-item>
                <text:p text:style-name="P4"><text:span text:style-name="T3">3. Présentation des étapes de production collective, les outils et technologies utilisés, justifier</text:span></text:p>
              </text:list-item>
              <text:list-item>
                <text:p text:style-name="P4"><text:span text:style-name="T3">les choix techniques</text:span></text:p>
              </text:list-item>
              <text:list-item>
                <text:p text:style-name="P4"><text:span text:style-name="T3">4. Démonstration</text:span></text:p>
              </text:list-item>
              <text:list-item>
                <text:p text:style-name="P4"><text:span text:style-name="T3">5. Difficultés rencontrées au cours du projet</text:span></text:p>
              </text:list-item>
              <text:list-item>
                <text:p text:style-name="P4"><text:span text:style-name="T3">6. Éventuelles perspectives d'évolution du projet après la formation</text:span></text:p>
              </text:list-item>
              <text:list-item>
                <text:p text:style-name="P4"><text:span text:style-name="T3">7. Questions/réponses avec le public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1" xml:id="id7" draw:id="id7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 text:style-name="P4"><text:span text:style-name="T3">1. Description du projet (avec ou sans slides)</text:span></text:p>
              </text:list-item>
              <text:list-item>
                <text:p text:style-name="P4"><text:span text:style-name="T3">2. Présentation des différents membres de l'équipe et leurs rôles respectifs</text:span></text:p>
              </text:list-item>
              <text:list-item>
                <text:p text:style-name="P4"><text:span text:style-name="T3">3. Présentation des étapes de production collective, les outils et technologies utilisés, justifier</text:span></text:p>
              </text:list-item>
              <text:list-item>
                <text:p text:style-name="P4"><text:span text:style-name="T3">les choix techniques</text:span></text:p>
              </text:list-item>
              <text:list-item>
                <text:p text:style-name="P4"><text:span text:style-name="T3">4. Démonstration</text:span></text:p>
              </text:list-item>
              <text:list-item>
                <text:p text:style-name="P4"><text:span text:style-name="T3">5. Difficultés rencontrées au cours du projet</text:span></text:p>
              </text:list-item>
              <text:list-item>
                <text:p text:style-name="P4"><text:span text:style-name="T3">6. Éventuelles perspectives d'évolution du projet après la formation</text:span></text:p>
              </text:list-item>
              <text:list-item>
                <text:p text:style-name="P4"><text:span text:style-name="T3">7. Questions/réponses avec le public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1" xml:id="id8" draw:id="id8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item>
                <text:p text:style-name="P4"><text:span text:style-name="T3">1. Description du projet (avec ou sans slides)</text:span></text:p>
              </text:list-item>
              <text:list-item>
                <text:p text:style-name="P4"><text:span text:style-name="T3">2. Présentation des différents membres de l'équipe et leurs rôles respectifs</text:span></text:p>
              </text:list-item>
              <text:list-item>
                <text:p text:style-name="P4"><text:span text:style-name="T3">3. Présentation des étapes de production collective, les outils et technologies utilisés, justifier</text:span></text:p>
              </text:list-item>
              <text:list-item>
                <text:p text:style-name="P4"><text:span text:style-name="T3">les choix techniques</text:span></text:p>
              </text:list-item>
              <text:list-item>
                <text:p text:style-name="P4"><text:span text:style-name="T3">4. Démonstration</text:span></text:p>
              </text:list-item>
              <text:list-item>
                <text:p text:style-name="P4"><text:span text:style-name="T3">5. Difficultés rencontrées au cours du projet</text:span></text:p>
              </text:list-item>
              <text:list-item>
                <text:p text:style-name="P4"><text:span text:style-name="T3">6. Éventuelles perspectives d'évolution du projet après la formation</text:span></text:p>
              </text:list-item>
              <text:list-item>
                <text:p text:style-name="P4"><text:span text:style-name="T3">7. Questions/réponses avec le public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1" xml:id="id9" draw:id="id9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header>
                <text:p text:style-name="P5"><text:span text:style-name="T3"/></text:p>
              </text:list-header>
            </text:list>
            <text:p text:style-name="P5"><text:span text:style-name="T3">Questions &amp; Réponses</text:span></text:p>
          </draw:text-box>
        </draw:frame>
        <anim:par presentation:node-type="timing-root">
          <anim:par smil:begin="id9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0.999cm" draw:transform="skewX (-0.00994837673636768) translate (-0.209cm 0.001cm)">
        <draw:image xlink:href="Pictures/100021B200008D2E00004F60B312A649B9EEC188.svg" xlink:type="simple" xlink:show="embed" xlink:actuate="onLoad">
          <text:p/>
        </draw:image>
        <draw:image xlink:href="Pictures/10000201000003AF0000021280132131F796A71B.png" xlink:type="simple" xlink:show="embed" xlink:actuate="onLoad"/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4" draw:text-style-name="MP8" draw:layer="backgroundobjects" svg:width="4.373cm" svg:height="4.504cm" svg:x="0.385cm" svg:y="3.436cm">
        <draw:image xlink:href="Pictures/100056EC0000111600001199CFBF74EE7CAFD62B.svg" xlink:type="simple" xlink:show="embed" xlink:actuate="onLoad">
          <text:p/>
        </draw:image>
        <draw:image xlink:href="Pictures/10000201000000A5000000AAA518D9A342FEDF4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09:38:26.527000000</meta:creation-date>
    <meta:editing-duration>PT1H35M37S</meta:editing-duration>
    <meta:editing-cycles>3</meta:editing-cycles>
    <meta:generator>LibreOffice/5.2.6.2$Windows_x86 LibreOffice_project/a3100ed2409ebf1c212f5048fbe377c281438fdc</meta:generator>
    <dc:title>Metropolis</dc:title>
    <dc:date>2017-06-27T15:20:11.119000000</dc:date>
    <meta:document-statistic meta:object-count="59"/>
    <meta:template xlink:type="simple" xlink:actuate="onRequest" xlink:title="Metropolis" xlink:href="../../../../Program%20Files%20(x86)/LibreOffice%205/share/template/common/layout/Metropolis.otp"/>
  </office:meta>
</office:document-meta>
</file>